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cripts/python/draw_embedded_pla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_button_10" form:control-implementation="ooo:com.sun.star.form.component.CommandButton" xml:id="control1" form:id="control1" form:label="Star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draw_embedded_plan.py$button_start?language=Python&amp;location=document" xlink:type="simple"/>
              </office:event-listeners>
            </form:button>
            <form:button form:name="push_button_11" form:control-implementation="ooo:com.sun.star.form.component.CommandButton" xml:id="control2" form:id="control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draw_embedded_plan.py$button_clear?language=Python&amp;location=document" xlink:type="simple"/>
              </office:event-listeners>
            </form:button>
          </form:form>
        </office:forms>
        <draw:control draw:style-name="standard" draw:text-style-name="P1" draw:layer="controls" svg:width="3.175cm" svg:height="0.5cm" svg:x="13.097cm" svg:y="0.1cm" draw:control="control1"/>
        <draw:control draw:style-name="standard" draw:text-style-name="P1" draw:layer="controls" svg:width="3.175cm" svg:height="0.5cm" svg:x="16.725cm" svg:y="0.1cm" draw:control="control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orders"/>
      <draw:layer draw:name="Grid"/>
      <draw:layer draw:name="Pil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18:05:28.051984321</meta:creation-date>
    <dc:date>2021-10-11T12:52:25.138997188</dc:date>
    <meta:editing-duration>PT1H19M59S</meta:editing-duration>
    <meta:editing-cycles>27</meta:editing-cycles>
    <meta:generator>LibreOffice/6.4.7.2$Linux_X86_64 LibreOffice_project/40$Build-2</meta:generator>
    <meta:document-statistic meta:object-count="2"/>
  </office:meta>
</office:document-meta>
</file>